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9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f max. [MHz]</text:p>
          </table:table-cell>
          <table:table-cell office:value-type="string" calcext:value-type="string">
            <text:p>l [mm]</text:p>
          </table:table-cell>
          <table:table-cell office:value-type="string" calcext:value-type="string">
            <text:p>A [mm2]</text:p>
          </table:table-cell>
          <table:table-cell office:value-type="string" calcext:value-type="string">
            <text:p>R [mOhm]</text:p>
          </table:table-cell>
          <table:table-cell office:value-type="string" calcext:value-type="string">
            <text:p>w min [mm]</text:p>
          </table:table-cell>
          <table:table-cell office:value-type="string" calcext:value-type="string">
            <text:p>w max [mm]</text:p>
          </table:table-cell>
          <table:table-cell office:value-type="string" calcext:value-type="string">
            <text:p>Imax [A]</text:p>
          </table:table-cell>
        </table:table-row>
        <table:table-row table:style-name="ro1">
          <table:table-cell office:value-type="string" calcext:value-type="string">
            <text:p>+24V</text:p>
          </table:table-cell>
          <table:table-cell office:value-type="float" office:value="19849.68" calcext:value-type="float">
            <text:p>19849.68</text:p>
          </table:table-cell>
          <table:table-cell office:value-type="float" office:value="15.104" calcext:value-type="float">
            <text:p>15.104</text:p>
          </table:table-cell>
          <table:table-cell office:value-type="float" office:value="0.011" calcext:value-type="float">
            <text:p>0.011</text:p>
          </table:table-cell>
          <table:table-cell office:value-type="float" office:value="25.03" calcext:value-type="float">
            <text:p>25.03</text:p>
          </table:table-cell>
          <table:table-cell office:value-type="float" office:value="0.3" calcext:value-type="float">
            <text:p>0.3</text:p>
          </table:table-cell>
          <table:table-cell office:value-type="float" office:value="0.305" calcext:value-type="float">
            <text:p>0.30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+3V3</text:p>
          </table:table-cell>
          <table:table-cell office:value-type="float" office:value="2059.68" calcext:value-type="float">
            <text:p>2059.68</text:p>
          </table:table-cell>
          <table:table-cell office:value-type="float" office:value="145.557" calcext:value-type="float">
            <text:p>145.557</text:p>
          </table:table-cell>
          <table:table-cell office:value-type="float" office:value="0.009" calcext:value-type="float">
            <text:p>0.009</text:p>
          </table:table-cell>
          <table:table-cell office:value-type="float" office:value="284.89" calcext:value-type="float">
            <text:p>284.89</text:p>
          </table:table-cell>
          <table:table-cell office:value-type="float" office:value="0.254" calcext:value-type="float">
            <text:p>0.254</text:p>
          </table:table-cell>
          <table:table-cell office:value-type="float" office:value="0.508" calcext:value-type="float">
            <text:p>0.50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+5V</text:p>
          </table:table-cell>
          <table:table-cell office:value-type="float" office:value="809.2" calcext:value-type="float">
            <text:p>809.2</text:p>
          </table:table-cell>
          <table:table-cell office:value-type="float" office:value="370.489" calcext:value-type="float">
            <text:p>370.489</text:p>
          </table:table-cell>
          <table:table-cell office:value-type="float" office:value="0.011" calcext:value-type="float">
            <text:p>0.011</text:p>
          </table:table-cell>
          <table:table-cell office:value-type="float" office:value="604.28" calcext:value-type="float">
            <text:p>604.28</text:p>
          </table:table-cell>
          <table:table-cell office:value-type="float" office:value="0.305" calcext:value-type="float">
            <text:p>0.305</text:p>
          </table:table-cell>
          <table:table-cell office:value-type="float" office:value="0.508" calcext:value-type="float">
            <text:p>0.50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10092.02" calcext:value-type="float">
            <text:p>10092.02</text:p>
          </table:table-cell>
          <table:table-cell office:value-type="float" office:value="29.707" calcext:value-type="float">
            <text:p>29.707</text:p>
          </table:table-cell>
          <table:table-cell office:value-type="float" office:value="0.006" calcext:value-type="float">
            <text:p>0.006</text:p>
          </table:table-cell>
          <table:table-cell office:value-type="float" office:value="83.06" calcext:value-type="float">
            <text:p>83.06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AC1_MOS</text:p>
          </table:table-cell>
          <table:table-cell office:value-type="float" office:value="25997.63" calcext:value-type="float">
            <text:p>25997.63</text:p>
          </table:table-cell>
          <table:table-cell office:value-type="float" office:value="11.532" calcext:value-type="float">
            <text:p>11.532</text:p>
          </table:table-cell>
          <table:table-cell office:value-type="float" office:value="0.009" calcext:value-type="float">
            <text:p>0.009</text:p>
          </table:table-cell>
          <table:table-cell office:value-type="float" office:value="22.57" calcext:value-type="float">
            <text:p>22.57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25757.44" calcext:value-type="float">
            <text:p>25757.44</text:p>
          </table:table-cell>
          <table:table-cell office:value-type="float" office:value="11.639" calcext:value-type="float">
            <text:p>11.639</text:p>
          </table:table-cell>
          <table:table-cell office:value-type="float" office:value="0.009" calcext:value-type="float">
            <text:p>0.009</text:p>
          </table:table-cell>
          <table:table-cell office:value-type="float" office:value="22.78" calcext:value-type="float">
            <text:p>22.78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C2_MOS</text:p>
          </table:table-cell>
          <table:table-cell office:value-type="float" office:value="25380.68" calcext:value-type="float">
            <text:p>25380.68</text:p>
          </table:table-cell>
          <table:table-cell office:value-type="float" office:value="11.812" calcext:value-type="float">
            <text:p>11.812</text:p>
          </table:table-cell>
          <table:table-cell office:value-type="float" office:value="0.009" calcext:value-type="float">
            <text:p>0.009</text:p>
          </table:table-cell>
          <table:table-cell office:value-type="float" office:value="23.12" calcext:value-type="float">
            <text:p>23.12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26755.57" calcext:value-type="float">
            <text:p>26755.57</text:p>
          </table:table-cell>
          <table:table-cell office:value-type="float" office:value="11.205" calcext:value-type="float">
            <text:p>11.205</text:p>
          </table:table-cell>
          <table:table-cell office:value-type="float" office:value="0.006" calcext:value-type="float">
            <text:p>0.006</text:p>
          </table:table-cell>
          <table:table-cell office:value-type="float" office:value="31.33" calcext:value-type="float">
            <text:p>31.3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AC3_MOS</text:p>
          </table:table-cell>
          <table:table-cell office:value-type="float" office:value="25691.06" calcext:value-type="float">
            <text:p>25691.06</text:p>
          </table:table-cell>
          <table:table-cell office:value-type="float" office:value="11.669" calcext:value-type="float">
            <text:p>11.669</text:p>
          </table:table-cell>
          <table:table-cell office:value-type="float" office:value="0.009" calcext:value-type="float">
            <text:p>0.009</text:p>
          </table:table-cell>
          <table:table-cell office:value-type="float" office:value="22.84" calcext:value-type="float">
            <text:p>22.84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DC_2_RJ45IN</text:p>
          </table:table-cell>
          <table:table-cell office:value-type="float" office:value="2985.87" calcext:value-type="float">
            <text:p>2985.87</text:p>
          </table:table-cell>
          <table:table-cell office:value-type="float" office:value="100.406" calcext:value-type="float">
            <text:p>100.406</text:p>
          </table:table-cell>
          <table:table-cell office:value-type="float" office:value="0.006" calcext:value-type="float">
            <text:p>0.006</text:p>
          </table:table-cell>
          <table:table-cell office:value-type="float" office:value="280.74" calcext:value-type="float">
            <text:p>280.7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ADC_RJ45IN</text:p>
          </table:table-cell>
          <table:table-cell office:value-type="float" office:value="3828.17" calcext:value-type="float">
            <text:p>3828.17</text:p>
          </table:table-cell>
          <table:table-cell office:value-type="float" office:value="78.314" calcext:value-type="float">
            <text:p>78.314</text:p>
          </table:table-cell>
          <table:table-cell office:value-type="float" office:value="0.006" calcext:value-type="float">
            <text:p>0.006</text:p>
          </table:table-cell>
          <table:table-cell office:value-type="float" office:value="218.97" calcext:value-type="float">
            <text:p>218.9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21373.7" calcext:value-type="float">
            <text:p>21373.7</text:p>
          </table:table-cell>
          <table:table-cell office:value-type="float" office:value="14.027" calcext:value-type="float">
            <text:p>14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8.58" calcext:value-type="float">
            <text:p>8.58</text:p>
          </table:table-cell>
          <table:table-cell table:number-columns-repeated="2" office:value-type="float" office:value="0.813" calcext:value-type="float">
            <text:p>0.81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BIAS</text:p>
          </table:table-cell>
          <table:table-cell office:value-type="float" office:value="502.82" calcext:value-type="float">
            <text:p>502.82</text:p>
          </table:table-cell>
          <table:table-cell office:value-type="float" office:value="596.232" calcext:value-type="float">
            <text:p>596.232</text:p>
          </table:table-cell>
          <table:table-cell office:value-type="float" office:value="0.009" calcext:value-type="float">
            <text:p>0.009</text:p>
          </table:table-cell>
          <table:table-cell office:value-type="float" office:value="1166.98" calcext:value-type="float">
            <text:p>1166.98</text:p>
          </table:table-cell>
          <table:table-cell office:value-type="float" office:value="0.254" calcext:value-type="float">
            <text:p>0.254</text:p>
          </table:table-cell>
          <table:table-cell office:value-type="float" office:value="0.305" calcext:value-type="float">
            <text:p>0.30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IAS_IN</text:p>
          </table:table-cell>
          <table:table-cell office:value-type="float" office:value="23492.88" calcext:value-type="float">
            <text:p>23492.88</text:p>
          </table:table-cell>
          <table:table-cell office:value-type="float" office:value="12.761" calcext:value-type="float">
            <text:p>12.761</text:p>
          </table:table-cell>
          <table:table-cell office:value-type="float" office:value="0.006" calcext:value-type="float">
            <text:p>0.006</text:p>
          </table:table-cell>
          <table:table-cell office:value-type="float" office:value="35.68" calcext:value-type="float">
            <text:p>35.68</text:p>
          </table:table-cell>
          <table:table-cell office:value-type="float" office:value="0.178" calcext:value-type="float">
            <text:p>0.178</text:p>
          </table:table-cell>
          <table:table-cell office:value-type="float" office:value="0.305" calcext:value-type="float">
            <text:p>0.30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IAS*</text:p>
          </table:table-cell>
          <table:table-cell office:value-type="float" office:value="164066.63" calcext:value-type="float">
            <text:p>164066.63</text:p>
          </table:table-cell>
          <table:table-cell office:value-type="float" office:value="1.827" calcext:value-type="float">
            <text:p>1.827</text:p>
          </table:table-cell>
          <table:table-cell office:value-type="float" office:value="0.009" calcext:value-type="float">
            <text:p>0.009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OOT0</text:p>
          </table:table-cell>
          <table:table-cell office:value-type="float" office:value="1797.37" calcext:value-type="float">
            <text:p>1797.37</text:p>
          </table:table-cell>
          <table:table-cell office:value-type="float" office:value="166.799" calcext:value-type="float">
            <text:p>166.799</text:p>
          </table:table-cell>
          <table:table-cell office:value-type="float" office:value="0.006" calcext:value-type="float">
            <text:p>0.006</text:p>
          </table:table-cell>
          <table:table-cell office:value-type="float" office:value="466.38" calcext:value-type="float">
            <text:p>466.38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OOT0_RPI</text:p>
          </table:table-cell>
          <table:table-cell office:value-type="float" office:value="79751.91" calcext:value-type="float">
            <text:p>79751.91</text:p>
          </table:table-cell>
          <table:table-cell office:value-type="float" office:value="3.759" calcext:value-type="float">
            <text:p>3.759</text:p>
          </table:table-cell>
          <table:table-cell office:value-type="float" office:value="0.006" calcext:value-type="float">
            <text:p>0.006</text:p>
          </table:table-cell>
          <table:table-cell office:value-type="float" office:value="10.51" calcext:value-type="float">
            <text:p>10.51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UTTON1</text:p>
          </table:table-cell>
          <table:table-cell office:value-type="float" office:value="6467.35" calcext:value-type="float">
            <text:p>6467.35</text:p>
          </table:table-cell>
          <table:table-cell office:value-type="float" office:value="46.356" calcext:value-type="float">
            <text:p>46.356</text:p>
          </table:table-cell>
          <table:table-cell office:value-type="float" office:value="0.006" calcext:value-type="float">
            <text:p>0.006</text:p>
          </table:table-cell>
          <table:table-cell office:value-type="float" office:value="129.61" calcext:value-type="float">
            <text:p>129.6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UTTON1_STM</text:p>
          </table:table-cell>
          <table:table-cell office:value-type="float" office:value="5106.3" calcext:value-type="float">
            <text:p>5106.3</text:p>
          </table:table-cell>
          <table:table-cell office:value-type="float" office:value="58.712" calcext:value-type="float">
            <text:p>58.712</text:p>
          </table:table-cell>
          <table:table-cell office:value-type="float" office:value="0.006" calcext:value-type="float">
            <text:p>0.006</text:p>
          </table:table-cell>
          <table:table-cell office:value-type="float" office:value="164.16" calcext:value-type="float">
            <text:p>164.16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CT_IN1</text:p>
          </table:table-cell>
          <table:table-cell office:value-type="float" office:value="12054.29" calcext:value-type="float">
            <text:p>12054.29</text:p>
          </table:table-cell>
          <table:table-cell office:value-type="float" office:value="24.871" calcext:value-type="float">
            <text:p>24.871</text:p>
          </table:table-cell>
          <table:table-cell office:value-type="float" office:value="0.009" calcext:value-type="float">
            <text:p>0.009</text:p>
          </table:table-cell>
          <table:table-cell office:value-type="float" office:value="48.68" calcext:value-type="float">
            <text:p>48.68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_IN2</text:p>
          </table:table-cell>
          <table:table-cell office:value-type="float" office:value="12016.35" calcext:value-type="float">
            <text:p>12016.35</text:p>
          </table:table-cell>
          <table:table-cell office:value-type="float" office:value="24.949" calcext:value-type="float">
            <text:p>24.949</text:p>
          </table:table-cell>
          <table:table-cell office:value-type="float" office:value="0.009" calcext:value-type="float">
            <text:p>0.009</text:p>
          </table:table-cell>
          <table:table-cell office:value-type="float" office:value="48.83" calcext:value-type="float">
            <text:p>48.83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_IN3</text:p>
          </table:table-cell>
          <table:table-cell office:value-type="float" office:value="12198.61" calcext:value-type="float">
            <text:p>12198.61</text:p>
          </table:table-cell>
          <table:table-cell office:value-type="float" office:value="24.577" calcext:value-type="float">
            <text:p>24.577</text:p>
          </table:table-cell>
          <table:table-cell office:value-type="float" office:value="0.009" calcext:value-type="float">
            <text:p>0.009</text:p>
          </table:table-cell>
          <table:table-cell office:value-type="float" office:value="48.1" calcext:value-type="float">
            <text:p>48.1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1</text:p>
          </table:table-cell>
          <table:table-cell office:value-type="float" office:value="3886.82" calcext:value-type="float">
            <text:p>3886.82</text:p>
          </table:table-cell>
          <table:table-cell office:value-type="float" office:value="77.133" calcext:value-type="float">
            <text:p>77.133</text:p>
          </table:table-cell>
          <table:table-cell office:value-type="float" office:value="0.009" calcext:value-type="float">
            <text:p>0.009</text:p>
          </table:table-cell>
          <table:table-cell office:value-type="float" office:value="150.97" calcext:value-type="float">
            <text:p>150.97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2</text:p>
          </table:table-cell>
          <table:table-cell office:value-type="float" office:value="5367.33" calcext:value-type="float">
            <text:p>5367.33</text:p>
          </table:table-cell>
          <table:table-cell office:value-type="float" office:value="55.856" calcext:value-type="float">
            <text:p>55.856</text:p>
          </table:table-cell>
          <table:table-cell office:value-type="float" office:value="0.009" calcext:value-type="float">
            <text:p>0.009</text:p>
          </table:table-cell>
          <table:table-cell office:value-type="float" office:value="109.33" calcext:value-type="float">
            <text:p>109.33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3</text:p>
          </table:table-cell>
          <table:table-cell office:value-type="float" office:value="6889.68" calcext:value-type="float">
            <text:p>6889.68</text:p>
          </table:table-cell>
          <table:table-cell office:value-type="float" office:value="43.514" calcext:value-type="float">
            <text:p>43.514</text:p>
          </table:table-cell>
          <table:table-cell office:value-type="float" office:value="0.009" calcext:value-type="float">
            <text:p>0.009</text:p>
          </table:table-cell>
          <table:table-cell office:value-type="float" office:value="85.17" calcext:value-type="float">
            <text:p>85.17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4</text:p>
          </table:table-cell>
          <table:table-cell office:value-type="float" office:value="8920.94" calcext:value-type="float">
            <text:p>8920.94</text:p>
          </table:table-cell>
          <table:table-cell office:value-type="float" office:value="33.606" calcext:value-type="float">
            <text:p>33.606</text:p>
          </table:table-cell>
          <table:table-cell office:value-type="float" office:value="0.009" calcext:value-type="float">
            <text:p>0.009</text:p>
          </table:table-cell>
          <table:table-cell office:value-type="float" office:value="65.78" calcext:value-type="float">
            <text:p>65.78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5</text:p>
          </table:table-cell>
          <table:table-cell office:value-type="float" office:value="11358.8" calcext:value-type="float">
            <text:p>11358.8</text:p>
          </table:table-cell>
          <table:table-cell office:value-type="float" office:value="26.394" calcext:value-type="float">
            <text:p>26.394</text:p>
          </table:table-cell>
          <table:table-cell office:value-type="float" office:value="0.009" calcext:value-type="float">
            <text:p>0.009</text:p>
          </table:table-cell>
          <table:table-cell office:value-type="float" office:value="51.66" calcext:value-type="float">
            <text:p>51.66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6</text:p>
          </table:table-cell>
          <table:table-cell office:value-type="float" office:value="7856.11" calcext:value-type="float">
            <text:p>7856.11</text:p>
          </table:table-cell>
          <table:table-cell office:value-type="float" office:value="38.161" calcext:value-type="float">
            <text:p>38.161</text:p>
          </table:table-cell>
          <table:table-cell office:value-type="float" office:value="0.009" calcext:value-type="float">
            <text:p>0.009</text:p>
          </table:table-cell>
          <table:table-cell office:value-type="float" office:value="74.69" calcext:value-type="float">
            <text:p>74.69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7</text:p>
          </table:table-cell>
          <table:table-cell office:value-type="float" office:value="5676.55" calcext:value-type="float">
            <text:p>5676.55</text:p>
          </table:table-cell>
          <table:table-cell office:value-type="float" office:value="52.814" calcext:value-type="float">
            <text:p>52.814</text:p>
          </table:table-cell>
          <table:table-cell office:value-type="float" office:value="0.009" calcext:value-type="float">
            <text:p>0.009</text:p>
          </table:table-cell>
          <table:table-cell office:value-type="float" office:value="103.37" calcext:value-type="float">
            <text:p>103.37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8</text:p>
          </table:table-cell>
          <table:table-cell office:value-type="float" office:value="4893.86" calcext:value-type="float">
            <text:p>4893.86</text:p>
          </table:table-cell>
          <table:table-cell office:value-type="float" office:value="61.26" calcext:value-type="float">
            <text:p>61.26</text:p>
          </table:table-cell>
          <table:table-cell office:value-type="float" office:value="0.009" calcext:value-type="float">
            <text:p>0.009</text:p>
          </table:table-cell>
          <table:table-cell office:value-type="float" office:value="119.9" calcext:value-type="float">
            <text:p>119.9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9</text:p>
          </table:table-cell>
          <table:table-cell office:value-type="float" office:value="4724.02" calcext:value-type="float">
            <text:p>4724.02</text:p>
          </table:table-cell>
          <table:table-cell office:value-type="float" office:value="63.463" calcext:value-type="float">
            <text:p>63.463</text:p>
          </table:table-cell>
          <table:table-cell office:value-type="float" office:value="0.009" calcext:value-type="float">
            <text:p>0.009</text:p>
          </table:table-cell>
          <table:table-cell office:value-type="float" office:value="124.21" calcext:value-type="float">
            <text:p>124.21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IO0_RFM</text:p>
          </table:table-cell>
          <table:table-cell office:value-type="float" office:value="7615" calcext:value-type="float">
            <text:p>7615</text:p>
          </table:table-cell>
          <table:table-cell office:value-type="float" office:value="39.37" calcext:value-type="float">
            <text:p>39.37</text:p>
          </table:table-cell>
          <table:table-cell office:value-type="float" office:value="0.006" calcext:value-type="float">
            <text:p>0.006</text:p>
          </table:table-cell>
          <table:table-cell office:value-type="float" office:value="110.08" calcext:value-type="float">
            <text:p>110.08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DS18B20_RJ45</text:p>
          </table:table-cell>
          <table:table-cell office:value-type="float" office:value="3463.27" calcext:value-type="float">
            <text:p>3463.27</text:p>
          </table:table-cell>
          <table:table-cell office:value-type="float" office:value="86.566" calcext:value-type="float">
            <text:p>86.566</text:p>
          </table:table-cell>
          <table:table-cell office:value-type="float" office:value="0.006" calcext:value-type="float">
            <text:p>0.006</text:p>
          </table:table-cell>
          <table:table-cell office:value-type="float" office:value="242.04" calcext:value-type="float">
            <text:p>242.0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ESP_PWR</text:p>
          </table:table-cell>
          <table:table-cell office:value-type="float" office:value="8126.09" calcext:value-type="float">
            <text:p>8126.09</text:p>
          </table:table-cell>
          <table:table-cell office:value-type="float" office:value="36.894" calcext:value-type="float">
            <text:p>36.894</text:p>
          </table:table-cell>
          <table:table-cell office:value-type="float" office:value="0.006" calcext:value-type="float">
            <text:p>0.006</text:p>
          </table:table-cell>
          <table:table-cell office:value-type="float" office:value="103.16" calcext:value-type="float">
            <text:p>103.16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ESP_PWR_PRE</text:p>
          </table:table-cell>
          <table:table-cell office:value-type="float" office:value="60362.96" calcext:value-type="float">
            <text:p>60362.96</text:p>
          </table:table-cell>
          <table:table-cell office:value-type="float" office:value="4.967" calcext:value-type="float">
            <text:p>4.967</text:p>
          </table:table-cell>
          <table:table-cell office:value-type="float" office:value="0.006" calcext:value-type="float">
            <text:p>0.006</text:p>
          </table:table-cell>
          <table:table-cell office:value-type="float" office:value="13.89" calcext:value-type="float">
            <text:p>13.89</text:p>
          </table:table-cell>
          <table:table-cell office:value-type="float" office:value="0.178" calcext:value-type="float">
            <text:p>0.17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EXT_TERM1</text:p>
          </table:table-cell>
          <table:table-cell office:value-type="float" office:value="4906.46" calcext:value-type="float">
            <text:p>4906.46</text:p>
          </table:table-cell>
          <table:table-cell office:value-type="float" office:value="61.103" calcext:value-type="float">
            <text:p>61.103</text:p>
          </table:table-cell>
          <table:table-cell office:value-type="float" office:value="0.006" calcext:value-type="float">
            <text:p>0.006</text:p>
          </table:table-cell>
          <table:table-cell office:value-type="float" office:value="170.85" calcext:value-type="float">
            <text:p>170.8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EXT_TERM2</text:p>
          </table:table-cell>
          <table:table-cell office:value-type="float" office:value="4802.56" calcext:value-type="float">
            <text:p>4802.56</text:p>
          </table:table-cell>
          <table:table-cell office:value-type="float" office:value="62.425" calcext:value-type="float">
            <text:p>62.425</text:p>
          </table:table-cell>
          <table:table-cell office:value-type="float" office:value="0.006" calcext:value-type="float">
            <text:p>0.006</text:p>
          </table:table-cell>
          <table:table-cell office:value-type="float" office:value="174.55" calcext:value-type="float">
            <text:p>174.5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EXT_TERM3</text:p>
          </table:table-cell>
          <table:table-cell office:value-type="float" office:value="3002.62" calcext:value-type="float">
            <text:p>3002.62</text:p>
          </table:table-cell>
          <table:table-cell office:value-type="float" office:value="99.846" calcext:value-type="float">
            <text:p>99.846</text:p>
          </table:table-cell>
          <table:table-cell office:value-type="float" office:value="0.006" calcext:value-type="float">
            <text:p>0.006</text:p>
          </table:table-cell>
          <table:table-cell office:value-type="float" office:value="279.18" calcext:value-type="float">
            <text:p>279.18</text:p>
          </table:table-cell>
          <table:table-cell office:value-type="float" office:value="0.178" calcext:value-type="float">
            <text:p>0.17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001.57" calcext:value-type="float">
            <text:p>1001.57</text:p>
          </table:table-cell>
          <table:table-cell office:value-type="float" office:value="299.33" calcext:value-type="float">
            <text:p>299.33</text:p>
          </table:table-cell>
          <table:table-cell office:value-type="float" office:value="0.007" calcext:value-type="float">
            <text:p>0.007</text:p>
          </table:table-cell>
          <table:table-cell office:value-type="float" office:value="732.33" calcext:value-type="float">
            <text:p>732.33</text:p>
          </table:table-cell>
          <table:table-cell office:value-type="float" office:value="0.203" calcext:value-type="float">
            <text:p>0.203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HSE_IN</text:p>
          </table:table-cell>
          <table:table-cell office:value-type="float" office:value="21775.9" calcext:value-type="float">
            <text:p>21775.9</text:p>
          </table:table-cell>
          <table:table-cell office:value-type="float" office:value="13.768" calcext:value-type="float">
            <text:p>13.768</text:p>
          </table:table-cell>
          <table:table-cell office:value-type="float" office:value="0.006" calcext:value-type="float">
            <text:p>0.006</text:p>
          </table:table-cell>
          <table:table-cell office:value-type="float" office:value="38.5" calcext:value-type="float">
            <text:p>38.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HSE_OUT</text:p>
          </table:table-cell>
          <table:table-cell office:value-type="float" office:value="119113.88" calcext:value-type="float">
            <text:p>119113.88</text:p>
          </table:table-cell>
          <table:table-cell office:value-type="float" office:value="2.517" calcext:value-type="float">
            <text:p>2.517</text:p>
          </table:table-cell>
          <table:table-cell office:value-type="float" office:value="0.007" calcext:value-type="float">
            <text:p>0.007</text:p>
          </table:table-cell>
          <table:table-cell office:value-type="float" office:value="6.16" calcext:value-type="float">
            <text:p>6.16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HSE_OUT_</text:p>
          </table:table-cell>
          <table:table-cell office:value-type="float" office:value="32388.17" calcext:value-type="float">
            <text:p>32388.17</text:p>
          </table:table-cell>
          <table:table-cell office:value-type="float" office:value="9.256" calcext:value-type="float">
            <text:p>9.256</text:p>
          </table:table-cell>
          <table:table-cell office:value-type="float" office:value="0.007" calcext:value-type="float">
            <text:p>0.007</text:p>
          </table:table-cell>
          <table:table-cell office:value-type="float" office:value="22.65" calcext:value-type="float">
            <text:p>22.65</text:p>
          </table:table-cell>
          <table:table-cell office:value-type="float" office:value="0.203" calcext:value-type="float">
            <text:p>0.203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HSPI_CLK</text:p>
          </table:table-cell>
          <table:table-cell office:value-type="float" office:value="13882.52" calcext:value-type="float">
            <text:p>13882.52</text:p>
          </table:table-cell>
          <table:table-cell office:value-type="float" office:value="21.595" calcext:value-type="float">
            <text:p>21.595</text:p>
          </table:table-cell>
          <table:table-cell office:value-type="float" office:value="0.006" calcext:value-type="float">
            <text:p>0.006</text:p>
          </table:table-cell>
          <table:table-cell office:value-type="float" office:value="60.38" calcext:value-type="float">
            <text:p>60.38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HSPI_CS0</text:p>
          </table:table-cell>
          <table:table-cell office:value-type="float" office:value="6507.37" calcext:value-type="float">
            <text:p>6507.37</text:p>
          </table:table-cell>
          <table:table-cell office:value-type="float" office:value="46.071" calcext:value-type="float">
            <text:p>46.071</text:p>
          </table:table-cell>
          <table:table-cell office:value-type="float" office:value="0.006" calcext:value-type="float">
            <text:p>0.006</text:p>
          </table:table-cell>
          <table:table-cell office:value-type="float" office:value="128.82" calcext:value-type="float">
            <text:p>128.82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HSPI_ID</text:p>
          </table:table-cell>
          <table:table-cell office:value-type="float" office:value="9203.91" calcext:value-type="float">
            <text:p>9203.91</text:p>
          </table:table-cell>
          <table:table-cell office:value-type="float" office:value="32.573" calcext:value-type="float">
            <text:p>32.573</text:p>
          </table:table-cell>
          <table:table-cell office:value-type="float" office:value="0.006" calcext:value-type="float">
            <text:p>0.006</text:p>
          </table:table-cell>
          <table:table-cell office:value-type="float" office:value="91.08" calcext:value-type="float">
            <text:p>91.08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HSPI_Q</text:p>
          </table:table-cell>
          <table:table-cell office:value-type="float" office:value="16710.37" calcext:value-type="float">
            <text:p>16710.37</text:p>
          </table:table-cell>
          <table:table-cell office:value-type="float" office:value="17.941" calcext:value-type="float">
            <text:p>17.941</text:p>
          </table:table-cell>
          <table:table-cell office:value-type="float" office:value="0.006" calcext:value-type="float">
            <text:p>0.006</text:p>
          </table:table-cell>
          <table:table-cell office:value-type="float" office:value="50.16" calcext:value-type="float">
            <text:p>50.16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LED1_GREEN</text:p>
          </table:table-cell>
          <table:table-cell office:value-type="float" office:value="3555.62" calcext:value-type="float">
            <text:p>3555.62</text:p>
          </table:table-cell>
          <table:table-cell office:value-type="float" office:value="84.317" calcext:value-type="float">
            <text:p>84.317</text:p>
          </table:table-cell>
          <table:table-cell office:value-type="float" office:value="0.006" calcext:value-type="float">
            <text:p>0.006</text:p>
          </table:table-cell>
          <table:table-cell office:value-type="float" office:value="235.76" calcext:value-type="float">
            <text:p>235.76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LED2_YELLOW</text:p>
          </table:table-cell>
          <table:table-cell office:value-type="float" office:value="4306.1" calcext:value-type="float">
            <text:p>4306.1</text:p>
          </table:table-cell>
          <table:table-cell office:value-type="float" office:value="69.622" calcext:value-type="float">
            <text:p>69.622</text:p>
          </table:table-cell>
          <table:table-cell office:value-type="float" office:value="0.006" calcext:value-type="float">
            <text:p>0.006</text:p>
          </table:table-cell>
          <table:table-cell office:value-type="float" office:value="194.67" calcext:value-type="float">
            <text:p>194.6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LED3_RED</text:p>
          </table:table-cell>
          <table:table-cell office:value-type="float" office:value="4544.61" calcext:value-type="float">
            <text:p>4544.61</text:p>
          </table:table-cell>
          <table:table-cell office:value-type="float" office:value="65.968" calcext:value-type="float">
            <text:p>65.968</text:p>
          </table:table-cell>
          <table:table-cell office:value-type="float" office:value="0.006" calcext:value-type="float">
            <text:p>0.006</text:p>
          </table:table-cell>
          <table:table-cell office:value-type="float" office:value="184.45" calcext:value-type="float">
            <text:p>184.45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BUS_I</text:p>
          </table:table-cell>
          <table:table-cell office:value-type="float" office:value="8055.14" calcext:value-type="float">
            <text:p>8055.14</text:p>
          </table:table-cell>
          <table:table-cell office:value-type="float" office:value="37.218" calcext:value-type="float">
            <text:p>37.218</text:p>
          </table:table-cell>
          <table:table-cell office:value-type="float" office:value="0.009" calcext:value-type="float">
            <text:p>0.009</text:p>
          </table:table-cell>
          <table:table-cell office:value-type="float" office:value="72.85" calcext:value-type="float">
            <text:p>72.85</text:p>
          </table:table-cell>
          <table:table-cell office:value-type="float" office:value="0.254" calcext:value-type="float">
            <text:p>0.254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OS1</text:p>
          </table:table-cell>
          <table:table-cell office:value-type="float" office:value="3794.04" calcext:value-type="float">
            <text:p>3794.04</text:p>
          </table:table-cell>
          <table:table-cell office:value-type="float" office:value="79.019" calcext:value-type="float">
            <text:p>79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220.94" calcext:value-type="float">
            <text:p>220.9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OS2</text:p>
          </table:table-cell>
          <table:table-cell office:value-type="float" office:value="4650.07" calcext:value-type="float">
            <text:p>4650.07</text:p>
          </table:table-cell>
          <table:table-cell office:value-type="float" office:value="64.472" calcext:value-type="float">
            <text:p>64.472</text:p>
          </table:table-cell>
          <table:table-cell office:value-type="float" office:value="0.006" calcext:value-type="float">
            <text:p>0.006</text:p>
          </table:table-cell>
          <table:table-cell office:value-type="float" office:value="180.27" calcext:value-type="float">
            <text:p>180.2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OS3</text:p>
          </table:table-cell>
          <table:table-cell office:value-type="float" office:value="5615.07" calcext:value-type="float">
            <text:p>5615.07</text:p>
          </table:table-cell>
          <table:table-cell office:value-type="float" office:value="53.392" calcext:value-type="float">
            <text:p>53.392</text:p>
          </table:table-cell>
          <table:table-cell office:value-type="float" office:value="0.006" calcext:value-type="float">
            <text:p>0.006</text:p>
          </table:table-cell>
          <table:table-cell office:value-type="float" office:value="149.29" calcext:value-type="float">
            <text:p>149.2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OS4</text:p>
          </table:table-cell>
          <table:table-cell office:value-type="float" office:value="6853.02" calcext:value-type="float">
            <text:p>6853.02</text:p>
          </table:table-cell>
          <table:table-cell office:value-type="float" office:value="43.747" calcext:value-type="float">
            <text:p>43.747</text:p>
          </table:table-cell>
          <table:table-cell office:value-type="float" office:value="0.006" calcext:value-type="float">
            <text:p>0.006</text:p>
          </table:table-cell>
          <table:table-cell office:value-type="float" office:value="122.32" calcext:value-type="float">
            <text:p>122.3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OS5</text:p>
          </table:table-cell>
          <table:table-cell office:value-type="float" office:value="8903.87" calcext:value-type="float">
            <text:p>8903.87</text:p>
          </table:table-cell>
          <table:table-cell office:value-type="float" office:value="33.671" calcext:value-type="float">
            <text:p>33.671</text:p>
          </table:table-cell>
          <table:table-cell office:value-type="float" office:value="0.006" calcext:value-type="float">
            <text:p>0.006</text:p>
          </table:table-cell>
          <table:table-cell office:value-type="float" office:value="94.15" calcext:value-type="float">
            <text:p>94.1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OS6</text:p>
          </table:table-cell>
          <table:table-cell office:value-type="float" office:value="12628.37" calcext:value-type="float">
            <text:p>12628.37</text:p>
          </table:table-cell>
          <table:table-cell office:value-type="float" office:value="23.74" calcext:value-type="float">
            <text:p>23.74</text:p>
          </table:table-cell>
          <table:table-cell office:value-type="float" office:value="0.006" calcext:value-type="float">
            <text:p>0.006</text:p>
          </table:table-cell>
          <table:table-cell office:value-type="float" office:value="66.38" calcext:value-type="float">
            <text:p>66.38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OS7</text:p>
          </table:table-cell>
          <table:table-cell office:value-type="float" office:value="8925.36" calcext:value-type="float">
            <text:p>8925.36</text:p>
          </table:table-cell>
          <table:table-cell office:value-type="float" office:value="33.59" calcext:value-type="float">
            <text:p>33.59</text:p>
          </table:table-cell>
          <table:table-cell office:value-type="float" office:value="0.006" calcext:value-type="float">
            <text:p>0.006</text:p>
          </table:table-cell>
          <table:table-cell office:value-type="float" office:value="93.92" calcext:value-type="float">
            <text:p>93.9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OS8</text:p>
          </table:table-cell>
          <table:table-cell office:value-type="float" office:value="7452.54" calcext:value-type="float">
            <text:p>7452.54</text:p>
          </table:table-cell>
          <table:table-cell office:value-type="float" office:value="40.228" calcext:value-type="float">
            <text:p>40.228</text:p>
          </table:table-cell>
          <table:table-cell office:value-type="float" office:value="0.006" calcext:value-type="float">
            <text:p>0.006</text:p>
          </table:table-cell>
          <table:table-cell office:value-type="float" office:value="112.48" calcext:value-type="float">
            <text:p>112.48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OS9</text:p>
          </table:table-cell>
          <table:table-cell office:value-type="float" office:value="5420.8" calcext:value-type="float">
            <text:p>5420.8</text:p>
          </table:table-cell>
          <table:table-cell office:value-type="float" office:value="55.306" calcext:value-type="float">
            <text:p>55.306</text:p>
          </table:table-cell>
          <table:table-cell office:value-type="float" office:value="0.006" calcext:value-type="float">
            <text:p>0.006</text:p>
          </table:table-cell>
          <table:table-cell office:value-type="float" office:value="154.64" calcext:value-type="float">
            <text:p>154.6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1</text:p>
          </table:table-cell>
          <table:table-cell office:value-type="float" office:value="40898.12" calcext:value-type="float">
            <text:p>40898.12</text:p>
          </table:table-cell>
          <table:table-cell office:value-type="float" office:value="7.33" calcext:value-type="float">
            <text:p>7.33</text:p>
          </table:table-cell>
          <table:table-cell office:value-type="float" office:value="0.012" calcext:value-type="float">
            <text:p>0.012</text:p>
          </table:table-cell>
          <table:table-cell office:value-type="float" office:value="10.41" calcext:value-type="float">
            <text:p>10.4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N$10</text:p>
          </table:table-cell>
          <table:table-cell office:value-type="float" office:value="11356.7" calcext:value-type="float">
            <text:p>11356.7</text:p>
          </table:table-cell>
          <table:table-cell office:value-type="float" office:value="26.399" calcext:value-type="float">
            <text:p>26.399</text:p>
          </table:table-cell>
          <table:table-cell office:value-type="float" office:value="0.006" calcext:value-type="float">
            <text:p>0.006</text:p>
          </table:table-cell>
          <table:table-cell office:value-type="float" office:value="73.81" calcext:value-type="float">
            <text:p>73.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11</text:p>
          </table:table-cell>
          <table:table-cell office:value-type="float" office:value="195228.46" calcext:value-type="float">
            <text:p>195228.46</text:p>
          </table:table-cell>
          <table:table-cell office:value-type="float" office:value="1.536" calcext:value-type="float">
            <text:p>1.536</text:p>
          </table:table-cell>
          <table:table-cell office:value-type="float" office:value="0.006" calcext:value-type="float">
            <text:p>0.006</text:p>
          </table:table-cell>
          <table:table-cell office:value-type="float" office:value="4.29" calcext:value-type="float">
            <text:p>4.2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12</text:p>
          </table:table-cell>
          <table:table-cell office:value-type="float" office:value="55698.99" calcext:value-type="float">
            <text:p>55698.99</text:p>
          </table:table-cell>
          <table:table-cell office:value-type="float" office:value="5.383" calcext:value-type="float">
            <text:p>5.383</text:p>
          </table:table-cell>
          <table:table-cell office:value-type="float" office:value="0.011" calcext:value-type="float">
            <text:p>0.011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$14</text:p>
          </table:table-cell>
          <table:table-cell office:value-type="float" office:value="94772.48" calcext:value-type="float">
            <text:p>94772.48</text:p>
          </table:table-cell>
          <table:table-cell office:value-type="float" office:value="3.163" calcext:value-type="float">
            <text:p>3.163</text:p>
          </table:table-cell>
          <table:table-cell office:value-type="float" office:value="0.011" calcext:value-type="float">
            <text:p>0.011</text:p>
          </table:table-cell>
          <table:table-cell office:value-type="float" office:value="5.24" calcext:value-type="float">
            <text:p>5.2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N$15</text:p>
          </table:table-cell>
          <table:table-cell office:value-type="float" office:value="13240.59" calcext:value-type="float">
            <text:p>13240.59</text:p>
          </table:table-cell>
          <table:table-cell office:value-type="float" office:value="22.642" calcext:value-type="float">
            <text:p>22.642</text:p>
          </table:table-cell>
          <table:table-cell office:value-type="float" office:value="0.006" calcext:value-type="float">
            <text:p>0.006</text:p>
          </table:table-cell>
          <table:table-cell office:value-type="float" office:value="63.31" calcext:value-type="float">
            <text:p>63.31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16</text:p>
          </table:table-cell>
          <table:table-cell office:value-type="float" office:value="155520.54" calcext:value-type="float">
            <text:p>155520.54</text:p>
          </table:table-cell>
          <table:table-cell office:value-type="float" office:value="1.928" calcext:value-type="float">
            <text:p>1.928</text:p>
          </table:table-cell>
          <table:table-cell office:value-type="float" office:value="0.006" calcext:value-type="float">
            <text:p>0.006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17</text:p>
          </table:table-cell>
          <table:table-cell office:value-type="float" office:value="26890.02" calcext:value-type="float">
            <text:p>26890.02</text:p>
          </table:table-cell>
          <table:table-cell office:value-type="float" office:value="11.149" calcext:value-type="float">
            <text:p>11.149</text:p>
          </table:table-cell>
          <table:table-cell office:value-type="float" office:value="0.006" calcext:value-type="float">
            <text:p>0.006</text:p>
          </table:table-cell>
          <table:table-cell office:value-type="float" office:value="31.17" calcext:value-type="float">
            <text:p>31.1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18</text:p>
          </table:table-cell>
          <table:table-cell office:value-type="float" office:value="115733.74" calcext:value-type="float">
            <text:p>115733.74</text:p>
          </table:table-cell>
          <table:table-cell office:value-type="float" office:value="2.59" calcext:value-type="float">
            <text:p>2.59</text:p>
          </table:table-cell>
          <table:table-cell office:value-type="float" office:value="0.006" calcext:value-type="float">
            <text:p>0.006</text:p>
          </table:table-cell>
          <table:table-cell office:value-type="float" office:value="7.24" calcext:value-type="float">
            <text:p>7.24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2</text:p>
          </table:table-cell>
          <table:table-cell office:value-type="float" office:value="11833.83" calcext:value-type="float">
            <text:p>11833.83</text:p>
          </table:table-cell>
          <table:table-cell office:value-type="float" office:value="25.334" calcext:value-type="float">
            <text:p>25.334</text:p>
          </table:table-cell>
          <table:table-cell office:value-type="float" office:value="0.009" calcext:value-type="float">
            <text:p>0.009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20</text:p>
          </table:table-cell>
          <table:table-cell office:value-type="float" office:value="64460.95" calcext:value-type="float">
            <text:p>64460.95</text:p>
          </table:table-cell>
          <table:table-cell office:value-type="float" office:value="4.651" calcext:value-type="float">
            <text:p>4.651</text:p>
          </table:table-cell>
          <table:table-cell office:value-type="float" office:value="0.006" calcext:value-type="float">
            <text:p>0.0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21</text:p>
          </table:table-cell>
          <table:table-cell office:value-type="float" office:value="61192.65" calcext:value-type="float">
            <text:p>61192.65</text:p>
          </table:table-cell>
          <table:table-cell office:value-type="float" office:value="4.899" calcext:value-type="float">
            <text:p>4.899</text:p>
          </table:table-cell>
          <table:table-cell office:value-type="float" office:value="0.006" calcext:value-type="float">
            <text:p>0.00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23</text:p>
          </table:table-cell>
          <table:table-cell office:value-type="float" office:value="61134.75" calcext:value-type="float">
            <text:p>61134.75</text:p>
          </table:table-cell>
          <table:table-cell office:value-type="float" office:value="4.904" calcext:value-type="float">
            <text:p>4.904</text:p>
          </table:table-cell>
          <table:table-cell office:value-type="float" office:value="0.006" calcext:value-type="float">
            <text:p>0.006</text:p>
          </table:table-cell>
          <table:table-cell office:value-type="float" office:value="13.71" calcext:value-type="float">
            <text:p>13.71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26</text:p>
          </table:table-cell>
          <table:table-cell office:value-type="float" office:value="7829.51" calcext:value-type="float">
            <text:p>7829.51</text:p>
          </table:table-cell>
          <table:table-cell office:value-type="float" office:value="38.291" calcext:value-type="float">
            <text:p>38.291</text:p>
          </table:table-cell>
          <table:table-cell office:value-type="float" office:value="0.009" calcext:value-type="float">
            <text:p>0.009</text:p>
          </table:table-cell>
          <table:table-cell office:value-type="float" office:value="74.95" calcext:value-type="float">
            <text:p>74.95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27</text:p>
          </table:table-cell>
          <table:table-cell office:value-type="float" office:value="7930.61" calcext:value-type="float">
            <text:p>7930.61</text:p>
          </table:table-cell>
          <table:table-cell office:value-type="float" office:value="37.803" calcext:value-type="float">
            <text:p>37.803</text:p>
          </table:table-cell>
          <table:table-cell office:value-type="float" office:value="0.009" calcext:value-type="float">
            <text:p>0.009</text:p>
          </table:table-cell>
          <table:table-cell office:value-type="float" office:value="73.99" calcext:value-type="float">
            <text:p>73.99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28</text:p>
          </table:table-cell>
          <table:table-cell office:value-type="float" office:value="7944.98" calcext:value-type="float">
            <text:p>7944.98</text:p>
          </table:table-cell>
          <table:table-cell office:value-type="float" office:value="37.735" calcext:value-type="float">
            <text:p>37.735</text:p>
          </table:table-cell>
          <table:table-cell office:value-type="float" office:value="0.009" calcext:value-type="float">
            <text:p>0.009</text:p>
          </table:table-cell>
          <table:table-cell office:value-type="float" office:value="73.86" calcext:value-type="float">
            <text:p>73.86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30</text:p>
          </table:table-cell>
          <table:table-cell office:value-type="float" office:value="31778.14" calcext:value-type="float">
            <text:p>31778.14</text:p>
          </table:table-cell>
          <table:table-cell office:value-type="float" office:value="9.434" calcext:value-type="float">
            <text:p>9.434</text:p>
          </table:table-cell>
          <table:table-cell office:value-type="float" office:value="0.011" calcext:value-type="float">
            <text:p>0.011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N$31</text:p>
          </table:table-cell>
          <table:table-cell office:value-type="float" office:value="13122.11" calcext:value-type="float">
            <text:p>13122.11</text:p>
          </table:table-cell>
          <table:table-cell office:value-type="float" office:value="22.847" calcext:value-type="float">
            <text:p>22.847</text:p>
          </table:table-cell>
          <table:table-cell office:value-type="float" office:value="0.011" calcext:value-type="float">
            <text:p>0.011</text:p>
          </table:table-cell>
          <table:table-cell office:value-type="float" office:value="37.86" calcext:value-type="float">
            <text:p>37.8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N$32</text:p>
          </table:table-cell>
          <table:table-cell office:value-type="float" office:value="13812.37" calcext:value-type="float">
            <text:p>13812.37</text:p>
          </table:table-cell>
          <table:table-cell office:value-type="float" office:value="21.705" calcext:value-type="float">
            <text:p>21.705</text:p>
          </table:table-cell>
          <table:table-cell office:value-type="float" office:value="0.006" calcext:value-type="float">
            <text:p>0.006</text:p>
          </table:table-cell>
          <table:table-cell office:value-type="float" office:value="60.69" calcext:value-type="float">
            <text:p>60.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3" calcext:value-type="float">
            <text:p>0.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33</text:p>
          </table:table-cell>
          <table:table-cell office:value-type="float" office:value="31479.28" calcext:value-type="float">
            <text:p>31479.28</text:p>
          </table:table-cell>
          <table:table-cell office:value-type="float" office:value="9.524" calcext:value-type="float">
            <text:p>9.524</text:p>
          </table:table-cell>
          <table:table-cell office:value-type="float" office:value="0.011" calcext:value-type="float">
            <text:p>0.011</text:p>
          </table:table-cell>
          <table:table-cell office:value-type="float" office:value="15.78" calcext:value-type="float">
            <text:p>15.7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N$37</text:p>
          </table:table-cell>
          <table:table-cell office:value-type="float" office:value="65254.69" calcext:value-type="float">
            <text:p>65254.69</text:p>
          </table:table-cell>
          <table:table-cell office:value-type="float" office:value="4.594" calcext:value-type="float">
            <text:p>4.594</text:p>
          </table:table-cell>
          <table:table-cell office:value-type="float" office:value="0.009" calcext:value-type="float">
            <text:p>0.009</text:p>
          </table:table-cell>
          <table:table-cell office:value-type="float" office:value="8.99" calcext:value-type="float">
            <text:p>8.99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38</text:p>
          </table:table-cell>
          <table:table-cell office:value-type="float" office:value="11707.13" calcext:value-type="float">
            <text:p>11707.13</text:p>
          </table:table-cell>
          <table:table-cell office:value-type="float" office:value="25.608" calcext:value-type="float">
            <text:p>25.608</text:p>
          </table:table-cell>
          <table:table-cell office:value-type="float" office:value="0.006" calcext:value-type="float">
            <text:p>0.006</text:p>
          </table:table-cell>
          <table:table-cell office:value-type="float" office:value="71.6" calcext:value-type="float">
            <text:p>71.6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39</text:p>
          </table:table-cell>
          <table:table-cell office:value-type="float" office:value="11297.14" calcext:value-type="float">
            <text:p>11297.14</text:p>
          </table:table-cell>
          <table:table-cell office:value-type="float" office:value="26.538" calcext:value-type="float">
            <text:p>26.538</text:p>
          </table:table-cell>
          <table:table-cell office:value-type="float" office:value="0.006" calcext:value-type="float">
            <text:p>0.006</text:p>
          </table:table-cell>
          <table:table-cell office:value-type="float" office:value="74.2" calcext:value-type="float">
            <text:p>74.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40</text:p>
          </table:table-cell>
          <table:table-cell office:value-type="float" office:value="12383.41" calcext:value-type="float">
            <text:p>12383.41</text:p>
          </table:table-cell>
          <table:table-cell office:value-type="float" office:value="24.21" calcext:value-type="float">
            <text:p>24.21</text:p>
          </table:table-cell>
          <table:table-cell office:value-type="float" office:value="0.006" calcext:value-type="float">
            <text:p>0.006</text:p>
          </table:table-cell>
          <table:table-cell office:value-type="float" office:value="67.69" calcext:value-type="float">
            <text:p>67.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41</text:p>
          </table:table-cell>
          <table:table-cell office:value-type="float" office:value="152818.58" calcext:value-type="float">
            <text:p>152818.58</text:p>
          </table:table-cell>
          <table:table-cell office:value-type="float" office:value="1.962" calcext:value-type="float">
            <text:p>1.962</text:p>
          </table:table-cell>
          <table:table-cell office:value-type="float" office:value="0.006" calcext:value-type="float">
            <text:p>0.006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45</text:p>
          </table:table-cell>
          <table:table-cell office:value-type="float" office:value="61856.38" calcext:value-type="float">
            <text:p>61856.38</text:p>
          </table:table-cell>
          <table:table-cell office:value-type="float" office:value="4.847" calcext:value-type="float">
            <text:p>4.847</text:p>
          </table:table-cell>
          <table:table-cell office:value-type="float" office:value="0.009" calcext:value-type="float">
            <text:p>0.009</text:p>
          </table:table-cell>
          <table:table-cell office:value-type="float" office:value="9.49" calcext:value-type="float">
            <text:p>9.49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46</text:p>
          </table:table-cell>
          <table:table-cell office:value-type="float" office:value="58516.02" calcext:value-type="float">
            <text:p>58516.02</text:p>
          </table:table-cell>
          <table:table-cell office:value-type="float" office:value="5.123" calcext:value-type="float">
            <text:p>5.123</text:p>
          </table:table-cell>
          <table:table-cell office:value-type="float" office:value="0.009" calcext:value-type="float">
            <text:p>0.009</text:p>
          </table:table-cell>
          <table:table-cell office:value-type="float" office:value="10.03" calcext:value-type="float">
            <text:p>10.03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47</text:p>
          </table:table-cell>
          <table:table-cell office:value-type="float" office:value="63668.95" calcext:value-type="float">
            <text:p>63668.95</text:p>
          </table:table-cell>
          <table:table-cell office:value-type="float" office:value="4.709" calcext:value-type="float">
            <text:p>4.709</text:p>
          </table:table-cell>
          <table:table-cell office:value-type="float" office:value="0.009" calcext:value-type="float">
            <text:p>0.009</text:p>
          </table:table-cell>
          <table:table-cell office:value-type="float" office:value="9.22" calcext:value-type="float">
            <text:p>9.22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48</text:p>
          </table:table-cell>
          <table:table-cell office:value-type="float" office:value="62145.92" calcext:value-type="float">
            <text:p>62145.92</text:p>
          </table:table-cell>
          <table:table-cell office:value-type="float" office:value="4.824" calcext:value-type="float">
            <text:p>4.824</text:p>
          </table:table-cell>
          <table:table-cell office:value-type="float" office:value="0.009" calcext:value-type="float">
            <text:p>0.009</text:p>
          </table:table-cell>
          <table:table-cell office:value-type="float" office:value="9.44" calcext:value-type="float">
            <text:p>9.44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49</text:p>
          </table:table-cell>
          <table:table-cell office:value-type="float" office:value="61546.04" calcext:value-type="float">
            <text:p>61546.04</text:p>
          </table:table-cell>
          <table:table-cell office:value-type="float" office:value="4.871" calcext:value-type="float">
            <text:p>4.871</text:p>
          </table:table-cell>
          <table:table-cell office:value-type="float" office:value="0.009" calcext:value-type="float">
            <text:p>0.009</text:p>
          </table:table-cell>
          <table:table-cell office:value-type="float" office:value="9.53" calcext:value-type="float">
            <text:p>9.53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5</text:p>
          </table:table-cell>
          <table:table-cell office:value-type="float" office:value="169845" calcext:value-type="float">
            <text:p>169845</text:p>
          </table:table-cell>
          <table:table-cell office:value-type="float" office:value="1.765" calcext:value-type="float">
            <text:p>1.765</text:p>
          </table:table-cell>
          <table:table-cell office:value-type="float" office:value="0.006" calcext:value-type="float">
            <text:p>0.006</text:p>
          </table:table-cell>
          <table:table-cell office:value-type="float" office:value="4.94" calcext:value-type="float">
            <text:p>4.94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6</text:p>
          </table:table-cell>
          <table:table-cell office:value-type="float" office:value="187375" calcext:value-type="float">
            <text:p>187375</text:p>
          </table:table-cell>
          <table:table-cell office:value-type="float" office:value="1.6" calcext:value-type="float">
            <text:p>1.6</text:p>
          </table:table-cell>
          <table:table-cell office:value-type="float" office:value="0.006" calcext:value-type="float">
            <text:p>0.006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$7</text:p>
          </table:table-cell>
          <table:table-cell office:value-type="float" office:value="33269.08" calcext:value-type="float">
            <text:p>33269.08</text:p>
          </table:table-cell>
          <table:table-cell office:value-type="float" office:value="9.011" calcext:value-type="float">
            <text:p>9.011</text:p>
          </table:table-cell>
          <table:table-cell office:value-type="float" office:value="0.011" calcext:value-type="float">
            <text:p>0.011</text:p>
          </table:table-cell>
          <table:table-cell office:value-type="float" office:value="14.7" calcext:value-type="float">
            <text:p>14.7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$8</text:p>
          </table:table-cell>
          <table:table-cell office:value-type="float" office:value="12033.1" calcext:value-type="float">
            <text:p>12033.1</text:p>
          </table:table-cell>
          <table:table-cell office:value-type="float" office:value="24.915" calcext:value-type="float">
            <text:p>24.915</text:p>
          </table:table-cell>
          <table:table-cell office:value-type="float" office:value="0.009" calcext:value-type="float">
            <text:p>0.009</text:p>
          </table:table-cell>
          <table:table-cell office:value-type="float" office:value="48.76" calcext:value-type="float">
            <text:p>48.76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$9</text:p>
          </table:table-cell>
          <table:table-cell office:value-type="float" office:value="110778.62" calcext:value-type="float">
            <text:p>110778.62</text:p>
          </table:table-cell>
          <table:table-cell office:value-type="float" office:value="2.706" calcext:value-type="float">
            <text:p>2.706</text:p>
          </table:table-cell>
          <table:table-cell office:value-type="float" office:value="0.006" calcext:value-type="float">
            <text:p>0.006</text:p>
          </table:table-cell>
          <table:table-cell office:value-type="float" office:value="7.57" calcext:value-type="float">
            <text:p>7.5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RST_STM</text:p>
          </table:table-cell>
          <table:table-cell office:value-type="float" office:value="1040.53" calcext:value-type="float">
            <text:p>1040.53</text:p>
          </table:table-cell>
          <table:table-cell office:value-type="float" office:value="288.123" calcext:value-type="float">
            <text:p>288.123</text:p>
          </table:table-cell>
          <table:table-cell office:value-type="float" office:value="0.006" calcext:value-type="float">
            <text:p>0.006</text:p>
          </table:table-cell>
          <table:table-cell office:value-type="float" office:value="805.62" calcext:value-type="float">
            <text:p>805.6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RST_STM_ESP</text:p>
          </table:table-cell>
          <table:table-cell office:value-type="float" office:value="164099.55" calcext:value-type="float">
            <text:p>164099.55</text:p>
          </table:table-cell>
          <table:table-cell office:value-type="float" office:value="1.827" calcext:value-type="float">
            <text:p>1.827</text:p>
          </table:table-cell>
          <table:table-cell office:value-type="float" office:value="0.006" calcext:value-type="float">
            <text:p>0.006</text:p>
          </table:table-cell>
          <table:table-cell office:value-type="float" office:value="5.11" calcext:value-type="float">
            <text:p>5.11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RST_STM_RPI</text:p>
          </table:table-cell>
          <table:table-cell office:value-type="float" office:value="210220.18" calcext:value-type="float">
            <text:p>210220.18</text:p>
          </table:table-cell>
          <table:table-cell office:value-type="float" office:value="1.426" calcext:value-type="float">
            <text:p>1.426</text:p>
          </table:table-cell>
          <table:table-cell office:value-type="float" office:value="0.006" calcext:value-type="float">
            <text:p>0.006</text:p>
          </table:table-cell>
          <table:table-cell office:value-type="float" office:value="3.99" calcext:value-type="float">
            <text:p>3.9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23195.99" calcext:value-type="float">
            <text:p>23195.99</text:p>
          </table:table-cell>
          <table:table-cell office:value-type="float" office:value="12.925" calcext:value-type="float">
            <text:p>12.925</text:p>
          </table:table-cell>
          <table:table-cell office:value-type="float" office:value="0.007" calcext:value-type="float">
            <text:p>0.007</text:p>
          </table:table-cell>
          <table:table-cell office:value-type="float" office:value="31.62" calcext:value-type="float">
            <text:p>31.6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4" calcext:value-type="float">
            <text:p>0.2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27315.8" calcext:value-type="float">
            <text:p>27315.8</text:p>
          </table:table-cell>
          <table:table-cell office:value-type="float" office:value="10.975" calcext:value-type="float">
            <text:p>10.975</text:p>
          </table:table-cell>
          <table:table-cell office:value-type="float" office:value="0.007" calcext:value-type="float">
            <text:p>0.007</text:p>
          </table:table-cell>
          <table:table-cell office:value-type="float" office:value="26.85" calcext:value-type="float">
            <text:p>26.8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4" calcext:value-type="float">
            <text:p>0.2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PULSE_2_RJ45</text:p>
          </table:table-cell>
          <table:table-cell office:value-type="float" office:value="4212.99" calcext:value-type="float">
            <text:p>4212.99</text:p>
          </table:table-cell>
          <table:table-cell office:value-type="float" office:value="71.161" calcext:value-type="float">
            <text:p>71.161</text:p>
          </table:table-cell>
          <table:table-cell office:value-type="float" office:value="0.006" calcext:value-type="float">
            <text:p>0.006</text:p>
          </table:table-cell>
          <table:table-cell office:value-type="float" office:value="198.97" calcext:value-type="float">
            <text:p>198.9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PULSE1_RJ45</text:p>
          </table:table-cell>
          <table:table-cell office:value-type="float" office:value="5855.39" calcext:value-type="float">
            <text:p>5855.39</text:p>
          </table:table-cell>
          <table:table-cell office:value-type="float" office:value="51.201" calcext:value-type="float">
            <text:p>51.201</text:p>
          </table:table-cell>
          <table:table-cell office:value-type="float" office:value="0.006" calcext:value-type="float">
            <text:p>0.006</text:p>
          </table:table-cell>
          <table:table-cell office:value-type="float" office:value="143.16" calcext:value-type="float">
            <text:p>143.16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PI_GPIO16</text:p>
          </table:table-cell>
          <table:table-cell office:value-type="float" office:value="3457.69" calcext:value-type="float">
            <text:p>3457.69</text:p>
          </table:table-cell>
          <table:table-cell office:value-type="float" office:value="86.705" calcext:value-type="float">
            <text:p>86.705</text:p>
          </table:table-cell>
          <table:table-cell office:value-type="float" office:value="0.006" calcext:value-type="float">
            <text:p>0.006</text:p>
          </table:table-cell>
          <table:table-cell office:value-type="float" office:value="242.44" calcext:value-type="float">
            <text:p>242.44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PI_GPIO16_RPI</text:p>
          </table:table-cell>
          <table:table-cell office:value-type="float" office:value="157627.52" calcext:value-type="float">
            <text:p>157627.52</text:p>
          </table:table-cell>
          <table:table-cell office:value-type="float" office:value="1.902" calcext:value-type="float">
            <text:p>1.902</text:p>
          </table:table-cell>
          <table:table-cell office:value-type="float" office:value="0.006" calcext:value-type="float">
            <text:p>0.006</text:p>
          </table:table-cell>
          <table:table-cell office:value-type="float" office:value="5.32" calcext:value-type="float">
            <text:p>5.32</text:p>
          </table:table-cell>
          <table:table-cell office:value-type="float" office:value="0.178" calcext:value-type="float">
            <text:p>0.178</text:p>
          </table:table-cell>
          <table:table-cell office:value-type="float" office:value="0.406" calcext:value-type="float">
            <text:p>0.40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PI_GPIO20</text:p>
          </table:table-cell>
          <table:table-cell office:value-type="float" office:value="2848.07" calcext:value-type="float">
            <text:p>2848.07</text:p>
          </table:table-cell>
          <table:table-cell office:value-type="float" office:value="105.264" calcext:value-type="float">
            <text:p>105.264</text:p>
          </table:table-cell>
          <table:table-cell office:value-type="float" office:value="0.006" calcext:value-type="float">
            <text:p>0.006</text:p>
          </table:table-cell>
          <table:table-cell office:value-type="float" office:value="294.33" calcext:value-type="float">
            <text:p>294.3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PI_GPIO20_RPI</text:p>
          </table:table-cell>
          <table:table-cell office:value-type="float" office:value="160080.02" calcext:value-type="float">
            <text:p>160080.02</text:p>
          </table:table-cell>
          <table:table-cell office:value-type="float" office:value="1.873" calcext:value-type="float">
            <text:p>1.873</text:p>
          </table:table-cell>
          <table:table-cell office:value-type="float" office:value="0.006" calcext:value-type="float">
            <text:p>0.006</text:p>
          </table:table-cell>
          <table:table-cell office:value-type="float" office:value="5.24" calcext:value-type="float">
            <text:p>5.24</text:p>
          </table:table-cell>
          <table:table-cell office:value-type="float" office:value="0.178" calcext:value-type="float">
            <text:p>0.178</text:p>
          </table:table-cell>
          <table:table-cell office:value-type="float" office:value="0.406" calcext:value-type="float">
            <text:p>0.40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PI_MISO</text:p>
          </table:table-cell>
          <table:table-cell office:value-type="float" office:value="201808.63" calcext:value-type="float">
            <text:p>201808.63</text:p>
          </table:table-cell>
          <table:table-cell office:value-type="float" office:value="1.486" calcext:value-type="float">
            <text:p>1.486</text:p>
          </table:table-cell>
          <table:table-cell office:value-type="float" office:value="0.014" calcext:value-type="float">
            <text:p>0.014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RPI_MOSI</text:p>
          </table:table-cell>
          <table:table-cell office:value-type="float" office:value="201808.63" calcext:value-type="float">
            <text:p>201808.63</text:p>
          </table:table-cell>
          <table:table-cell office:value-type="float" office:value="1.486" calcext:value-type="float">
            <text:p>1.486</text:p>
          </table:table-cell>
          <table:table-cell office:value-type="float" office:value="0.014" calcext:value-type="float">
            <text:p>0.014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RPI_PWR</text:p>
          </table:table-cell>
          <table:table-cell office:value-type="float" office:value="7079.06" calcext:value-type="float">
            <text:p>7079.06</text:p>
          </table:table-cell>
          <table:table-cell office:value-type="float" office:value="42.35" calcext:value-type="float">
            <text:p>42.35</text:p>
          </table:table-cell>
          <table:table-cell office:value-type="float" office:value="0.006" calcext:value-type="float">
            <text:p>0.006</text:p>
          </table:table-cell>
          <table:table-cell office:value-type="float" office:value="118.41" calcext:value-type="float">
            <text:p>118.4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PI_SPI_CLK</text:p>
          </table:table-cell>
          <table:table-cell office:value-type="float" office:value="201808.63" calcext:value-type="float">
            <text:p>201808.63</text:p>
          </table:table-cell>
          <table:table-cell office:value-type="float" office:value="1.486" calcext:value-type="float">
            <text:p>1.486</text:p>
          </table:table-cell>
          <table:table-cell office:value-type="float" office:value="0.014" calcext:value-type="float">
            <text:p>0.014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RST_RFM</text:p>
          </table:table-cell>
          <table:table-cell office:value-type="float" office:value="3467.1" calcext:value-type="float">
            <text:p>3467.1</text:p>
          </table:table-cell>
          <table:table-cell office:value-type="float" office:value="86.47" calcext:value-type="float">
            <text:p>86.47</text:p>
          </table:table-cell>
          <table:table-cell office:value-type="float" office:value="0.006" calcext:value-type="float">
            <text:p>0.006</text:p>
          </table:table-cell>
          <table:table-cell office:value-type="float" office:value="241.78" calcext:value-type="float">
            <text:p>241.78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XD0_ESP</text:p>
          </table:table-cell>
          <table:table-cell office:value-type="float" office:value="16634.11" calcext:value-type="float">
            <text:p>16634.11</text:p>
          </table:table-cell>
          <table:table-cell office:value-type="float" office:value="18.023" calcext:value-type="float">
            <text:p>18.023</text:p>
          </table:table-cell>
          <table:table-cell office:value-type="float" office:value="0.006" calcext:value-type="float">
            <text:p>0.006</text:p>
          </table:table-cell>
          <table:table-cell office:value-type="float" office:value="50.39" calcext:value-type="float">
            <text:p>50.3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float" office:value="1335.57" calcext:value-type="float">
            <text:p>1335.57</text:p>
          </table:table-cell>
          <table:table-cell office:value-type="float" office:value="224.474" calcext:value-type="float">
            <text:p>224.474</text:p>
          </table:table-cell>
          <table:table-cell office:value-type="float" office:value="0.006" calcext:value-type="float">
            <text:p>0.006</text:p>
          </table:table-cell>
          <table:table-cell office:value-type="float" office:value="627.65" calcext:value-type="float">
            <text:p>627.65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CL_</text:p>
          </table:table-cell>
          <table:table-cell office:value-type="float" office:value="33242.74" calcext:value-type="float">
            <text:p>33242.74</text:p>
          </table:table-cell>
          <table:table-cell office:value-type="float" office:value="9.019" calcext:value-type="float">
            <text:p>9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25.22" calcext:value-type="float">
            <text:p>25.22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D_CLK</text:p>
          </table:table-cell>
          <table:table-cell office:value-type="float" office:value="20427.18" calcext:value-type="float">
            <text:p>20427.18</text:p>
          </table:table-cell>
          <table:table-cell office:value-type="float" office:value="14.677" calcext:value-type="float">
            <text:p>14.677</text:p>
          </table:table-cell>
          <table:table-cell office:value-type="float" office:value="0.006" calcext:value-type="float">
            <text:p>0.006</text:p>
          </table:table-cell>
          <table:table-cell office:value-type="float" office:value="41.04" calcext:value-type="float">
            <text:p>41.04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D_CS_</text:p>
          </table:table-cell>
          <table:table-cell office:value-type="float" office:value="17726.16" calcext:value-type="float">
            <text:p>17726.16</text:p>
          </table:table-cell>
          <table:table-cell office:value-type="float" office:value="16.913" calcext:value-type="float">
            <text:p>16.913</text:p>
          </table:table-cell>
          <table:table-cell office:value-type="float" office:value="0.006" calcext:value-type="float">
            <text:p>0.006</text:p>
          </table:table-cell>
          <table:table-cell office:value-type="float" office:value="47.29" calcext:value-type="float">
            <text:p>47.2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D_MISO</text:p>
          </table:table-cell>
          <table:table-cell office:value-type="float" office:value="24852.98" calcext:value-type="float">
            <text:p>24852.98</text:p>
          </table:table-cell>
          <table:table-cell office:value-type="float" office:value="12.063" calcext:value-type="float">
            <text:p>12.063</text:p>
          </table:table-cell>
          <table:table-cell office:value-type="float" office:value="0.006" calcext:value-type="float">
            <text:p>0.006</text:p>
          </table:table-cell>
          <table:table-cell office:value-type="float" office:value="33.73" calcext:value-type="float">
            <text:p>33.7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D_MOSI</text:p>
          </table:table-cell>
          <table:table-cell office:value-type="float" office:value="27223.8" calcext:value-type="float">
            <text:p>27223.8</text:p>
          </table:table-cell>
          <table:table-cell office:value-type="float" office:value="11.012" calcext:value-type="float">
            <text:p>11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30.79" calcext:value-type="float">
            <text:p>30.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305" calcext:value-type="float">
            <text:p>0.30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223.11" calcext:value-type="float">
            <text:p>1223.11</text:p>
          </table:table-cell>
          <table:table-cell office:value-type="float" office:value="245.114" calcext:value-type="float">
            <text:p>245.114</text:p>
          </table:table-cell>
          <table:table-cell office:value-type="float" office:value="0.006" calcext:value-type="float">
            <text:p>0.006</text:p>
          </table:table-cell>
          <table:table-cell office:value-type="float" office:value="685.36" calcext:value-type="float">
            <text:p>685.36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DA_</text:p>
          </table:table-cell>
          <table:table-cell office:value-type="float" office:value="217280.86" calcext:value-type="float">
            <text:p>217280.86</text:p>
          </table:table-cell>
          <table:table-cell office:value-type="float" office:value="1.38" calcext:value-type="float">
            <text:p>1.38</text:p>
          </table:table-cell>
          <table:table-cell office:value-type="float" office:value="0.006" calcext:value-type="float">
            <text:p>0.006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1_CLK_SLAVE</text:p>
          </table:table-cell>
          <table:table-cell office:value-type="float" office:value="4952.21" calcext:value-type="float">
            <text:p>4952.21</text:p>
          </table:table-cell>
          <table:table-cell office:value-type="float" office:value="60.539" calcext:value-type="float">
            <text:p>60.539</text:p>
          </table:table-cell>
          <table:table-cell office:value-type="float" office:value="0.006" calcext:value-type="float">
            <text:p>0.006</text:p>
          </table:table-cell>
          <table:table-cell office:value-type="float" office:value="169.27" calcext:value-type="float">
            <text:p>169.2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1_MISO_SLAVE</text:p>
          </table:table-cell>
          <table:table-cell office:value-type="float" office:value="1259.08" calcext:value-type="float">
            <text:p>1259.08</text:p>
          </table:table-cell>
          <table:table-cell office:value-type="float" office:value="238.11" calcext:value-type="float">
            <text:p>238.11</text:p>
          </table:table-cell>
          <table:table-cell office:value-type="float" office:value="0.006" calcext:value-type="float">
            <text:p>0.006</text:p>
          </table:table-cell>
          <table:table-cell office:value-type="float" office:value="665.77" calcext:value-type="float">
            <text:p>665.7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1_MOSI_SLAVE</text:p>
          </table:table-cell>
          <table:table-cell office:value-type="float" office:value="6751.67" calcext:value-type="float">
            <text:p>6751.67</text:p>
          </table:table-cell>
          <table:table-cell office:value-type="float" office:value="44.404" calcext:value-type="float">
            <text:p>44.404</text:p>
          </table:table-cell>
          <table:table-cell office:value-type="float" office:value="0.006" calcext:value-type="float">
            <text:p>0.006</text:p>
          </table:table-cell>
          <table:table-cell office:value-type="float" office:value="124.16" calcext:value-type="float">
            <text:p>124.16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1_NSS_SLAVE</text:p>
          </table:table-cell>
          <table:table-cell office:value-type="float" office:value="5488.23" calcext:value-type="float">
            <text:p>5488.23</text:p>
          </table:table-cell>
          <table:table-cell office:value-type="float" office:value="54.626" calcext:value-type="float">
            <text:p>54.626</text:p>
          </table:table-cell>
          <table:table-cell office:value-type="float" office:value="0.006" calcext:value-type="float">
            <text:p>0.006</text:p>
          </table:table-cell>
          <table:table-cell office:value-type="float" office:value="152.74" calcext:value-type="float">
            <text:p>152.7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4_CLK_MASTER</text:p>
          </table:table-cell>
          <table:table-cell office:value-type="float" office:value="781.04" calcext:value-type="float">
            <text:p>781.04</text:p>
          </table:table-cell>
          <table:table-cell office:value-type="float" office:value="383.848" calcext:value-type="float">
            <text:p>383.848</text:p>
          </table:table-cell>
          <table:table-cell office:value-type="float" office:value="0.006" calcext:value-type="float">
            <text:p>0.006</text:p>
          </table:table-cell>
          <table:table-cell office:value-type="float" office:value="1073.27" calcext:value-type="float">
            <text:p>1073.2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4_CS_RFM69_MASTER</text:p>
          </table:table-cell>
          <table:table-cell office:value-type="float" office:value="4596.9" calcext:value-type="float">
            <text:p>4596.9</text:p>
          </table:table-cell>
          <table:table-cell office:value-type="float" office:value="65.218" calcext:value-type="float">
            <text:p>65.218</text:p>
          </table:table-cell>
          <table:table-cell office:value-type="float" office:value="0.006" calcext:value-type="float">
            <text:p>0.006</text:p>
          </table:table-cell>
          <table:table-cell office:value-type="float" office:value="182.35" calcext:value-type="float">
            <text:p>182.35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4_CS_SDCARD_MASTER</text:p>
          </table:table-cell>
          <table:table-cell office:value-type="float" office:value="4602.14" calcext:value-type="float">
            <text:p>4602.14</text:p>
          </table:table-cell>
          <table:table-cell office:value-type="float" office:value="65.144" calcext:value-type="float">
            <text:p>65.144</text:p>
          </table:table-cell>
          <table:table-cell office:value-type="float" office:value="0.006" calcext:value-type="float">
            <text:p>0.006</text:p>
          </table:table-cell>
          <table:table-cell office:value-type="float" office:value="182.15" calcext:value-type="float">
            <text:p>182.1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4_MISO_MASTER</text:p>
          </table:table-cell>
          <table:table-cell office:value-type="float" office:value="971.81" calcext:value-type="float">
            <text:p>971.81</text:p>
          </table:table-cell>
          <table:table-cell office:value-type="float" office:value="308.497" calcext:value-type="float">
            <text:p>308.497</text:p>
          </table:table-cell>
          <table:table-cell office:value-type="float" office:value="0.006" calcext:value-type="float">
            <text:p>0.006</text:p>
          </table:table-cell>
          <table:table-cell office:value-type="float" office:value="862.58" calcext:value-type="float">
            <text:p>862.58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I4_MOSI_MASTER</text:p>
          </table:table-cell>
          <table:table-cell office:value-type="float" office:value="2470.35" calcext:value-type="float">
            <text:p>2470.35</text:p>
          </table:table-cell>
          <table:table-cell office:value-type="float" office:value="121.359" calcext:value-type="float">
            <text:p>121.359</text:p>
          </table:table-cell>
          <table:table-cell office:value-type="float" office:value="0.006" calcext:value-type="float">
            <text:p>0.006</text:p>
          </table:table-cell>
          <table:table-cell office:value-type="float" office:value="339.33" calcext:value-type="float">
            <text:p>339.3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WCLK</text:p>
          </table:table-cell>
          <table:table-cell office:value-type="float" office:value="17188.04" calcext:value-type="float">
            <text:p>17188.04</text:p>
          </table:table-cell>
          <table:table-cell office:value-type="float" office:value="17.442" calcext:value-type="float">
            <text:p>17.442</text:p>
          </table:table-cell>
          <table:table-cell office:value-type="float" office:value="0.006" calcext:value-type="float">
            <text:p>0.006</text:p>
          </table:table-cell>
          <table:table-cell office:value-type="float" office:value="48.77" calcext:value-type="float">
            <text:p>48.7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WDIO</text:p>
          </table:table-cell>
          <table:table-cell office:value-type="float" office:value="18709.02" calcext:value-type="float">
            <text:p>18709.02</text:p>
          </table:table-cell>
          <table:table-cell office:value-type="float" office:value="16.024" calcext:value-type="float">
            <text:p>16.024</text:p>
          </table:table-cell>
          <table:table-cell office:value-type="float" office:value="0.006" calcext:value-type="float">
            <text:p>0.006</text:p>
          </table:table-cell>
          <table:table-cell office:value-type="float" office:value="44.81" calcext:value-type="float">
            <text:p>44.81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TXD0_ESP</text:p>
          </table:table-cell>
          <table:table-cell office:value-type="float" office:value="20499.54" calcext:value-type="float">
            <text:p>20499.54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006" calcext:value-type="float">
            <text:p>0.006</text:p>
          </table:table-cell>
          <table:table-cell office:value-type="float" office:value="40.89" calcext:value-type="float">
            <text:p>40.8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ART1_RX</text:p>
          </table:table-cell>
          <table:table-cell office:value-type="float" office:value="2055.24" calcext:value-type="float">
            <text:p>2055.24</text:p>
          </table:table-cell>
          <table:table-cell office:value-type="float" office:value="145.871" calcext:value-type="float">
            <text:p>145.871</text:p>
          </table:table-cell>
          <table:table-cell office:value-type="float" office:value="0.006" calcext:value-type="float">
            <text:p>0.006</text:p>
          </table:table-cell>
          <table:table-cell office:value-type="float" office:value="407.87" calcext:value-type="float">
            <text:p>407.8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ART1_TX</text:p>
          </table:table-cell>
          <table:table-cell office:value-type="float" office:value="2154.17" calcext:value-type="float">
            <text:p>2154.17</text:p>
          </table:table-cell>
          <table:table-cell office:value-type="float" office:value="139.172" calcext:value-type="float">
            <text:p>139.172</text:p>
          </table:table-cell>
          <table:table-cell office:value-type="float" office:value="0.006" calcext:value-type="float">
            <text:p>0.006</text:p>
          </table:table-cell>
          <table:table-cell office:value-type="float" office:value="389.14" calcext:value-type="float">
            <text:p>389.14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ART2_RX</text:p>
          </table:table-cell>
          <table:table-cell office:value-type="float" office:value="10999.26" calcext:value-type="float">
            <text:p>10999.26</text:p>
          </table:table-cell>
          <table:table-cell office:value-type="float" office:value="27.256" calcext:value-type="float">
            <text:p>27.256</text:p>
          </table:table-cell>
          <table:table-cell office:value-type="float" office:value="0.006" calcext:value-type="float">
            <text:p>0.006</text:p>
          </table:table-cell>
          <table:table-cell office:value-type="float" office:value="76.21" calcext:value-type="float">
            <text:p>76.2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ART2_TX</text:p>
          </table:table-cell>
          <table:table-cell office:value-type="float" office:value="10365.91" calcext:value-type="float">
            <text:p>10365.91</text:p>
          </table:table-cell>
          <table:table-cell office:value-type="float" office:value="28.922" calcext:value-type="float">
            <text:p>28.922</text:p>
          </table:table-cell>
          <table:table-cell office:value-type="float" office:value="0.006" calcext:value-type="float">
            <text:p>0.006</text:p>
          </table:table-cell>
          <table:table-cell office:value-type="float" office:value="80.87" calcext:value-type="float">
            <text:p>80.8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ART5_RX</text:p>
          </table:table-cell>
          <table:table-cell office:value-type="float" office:value="12917.05" calcext:value-type="float">
            <text:p>12917.05</text:p>
          </table:table-cell>
          <table:table-cell office:value-type="float" office:value="23.21" calcext:value-type="float">
            <text:p>23.21</text:p>
          </table:table-cell>
          <table:table-cell office:value-type="float" office:value="0.006" calcext:value-type="float">
            <text:p>0.006</text:p>
          </table:table-cell>
          <table:table-cell office:value-type="float" office:value="64.9" calcext:value-type="float">
            <text:p>64.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ART5_TX</text:p>
          </table:table-cell>
          <table:table-cell office:value-type="float" office:value="16445.2" calcext:value-type="float">
            <text:p>16445.2</text:p>
          </table:table-cell>
          <table:table-cell office:value-type="float" office:value="18.23" calcext:value-type="float">
            <text:p>18.23</text:p>
          </table:table-cell>
          <table:table-cell office:value-type="float" office:value="0.006" calcext:value-type="float">
            <text:p>0.006</text:p>
          </table:table-cell>
          <table:table-cell office:value-type="float" office:value="50.97" calcext:value-type="float">
            <text:p>50.97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SART3_RX</text:p>
          </table:table-cell>
          <table:table-cell office:value-type="float" office:value="2682.54" calcext:value-type="float">
            <text:p>2682.54</text:p>
          </table:table-cell>
          <table:table-cell office:value-type="float" office:value="111.76" calcext:value-type="float">
            <text:p>111.76</text:p>
          </table:table-cell>
          <table:table-cell office:value-type="float" office:value="0.006" calcext:value-type="float">
            <text:p>0.006</text:p>
          </table:table-cell>
          <table:table-cell office:value-type="float" office:value="312.49" calcext:value-type="float">
            <text:p>312.4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SART3_TX</text:p>
          </table:table-cell>
          <table:table-cell office:value-type="float" office:value="12332.4" calcext:value-type="float">
            <text:p>12332.4</text:p>
          </table:table-cell>
          <table:table-cell office:value-type="float" office:value="24.31" calcext:value-type="float">
            <text:p>24.31</text:p>
          </table:table-cell>
          <table:table-cell office:value-type="float" office:value="0.006" calcext:value-type="float">
            <text:p>0.006</text:p>
          </table:table-cell>
          <table:table-cell office:value-type="float" office:value="67.97" calcext:value-type="float">
            <text:p>67.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office:value-type="float" office:value="18211.01" calcext:value-type="float">
            <text:p>18211.01</text:p>
          </table:table-cell>
          <table:table-cell office:value-type="float" office:value="16.463" calcext:value-type="float">
            <text:p>16.463</text:p>
          </table:table-cell>
          <table:table-cell office:value-type="float" office:value="0.006" calcext:value-type="float">
            <text:p>0.006</text:p>
          </table:table-cell>
          <table:table-cell office:value-type="float" office:value="46.03" calcext:value-type="float">
            <text:p>46.0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MOS1</text:p>
          </table:table-cell>
          <table:table-cell office:value-type="float" office:value="3772.06" calcext:value-type="float">
            <text:p>3772.06</text:p>
          </table:table-cell>
          <table:table-cell office:value-type="float" office:value="79.479" calcext:value-type="float">
            <text:p>79.479</text:p>
          </table:table-cell>
          <table:table-cell office:value-type="float" office:value="0.006" calcext:value-type="float">
            <text:p>0.006</text:p>
          </table:table-cell>
          <table:table-cell office:value-type="float" office:value="222.23" calcext:value-type="float">
            <text:p>222.2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MOS2</text:p>
          </table:table-cell>
          <table:table-cell office:value-type="float" office:value="3604.49" calcext:value-type="float">
            <text:p>3604.49</text:p>
          </table:table-cell>
          <table:table-cell office:value-type="float" office:value="83.174" calcext:value-type="float">
            <text:p>83.174</text:p>
          </table:table-cell>
          <table:table-cell office:value-type="float" office:value="0.006" calcext:value-type="float">
            <text:p>0.006</text:p>
          </table:table-cell>
          <table:table-cell office:value-type="float" office:value="232.56" calcext:value-type="float">
            <text:p>232.56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MOS3</text:p>
          </table:table-cell>
          <table:table-cell office:value-type="float" office:value="5869.77" calcext:value-type="float">
            <text:p>5869.77</text:p>
          </table:table-cell>
          <table:table-cell office:value-type="float" office:value="51.075" calcext:value-type="float">
            <text:p>51.075</text:p>
          </table:table-cell>
          <table:table-cell office:value-type="float" office:value="0.006" calcext:value-type="float">
            <text:p>0.006</text:p>
          </table:table-cell>
          <table:table-cell office:value-type="float" office:value="142.81" calcext:value-type="float">
            <text:p>142.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REF+</text:p>
          </table:table-cell>
          <table:table-cell office:value-type="float" office:value="5791.1" calcext:value-type="float">
            <text:p>5791.1</text:p>
          </table:table-cell>
          <table:table-cell office:value-type="float" office:value="51.769" calcext:value-type="float">
            <text:p>51.769</text:p>
          </table:table-cell>
          <table:table-cell office:value-type="float" office:value="0.006" calcext:value-type="float">
            <text:p>0.006</text:p>
          </table:table-cell>
          <table:table-cell office:value-type="float" office:value="144.75" calcext:value-type="float">
            <text:p>144.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305" calcext:value-type="float">
            <text:p>0.30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SIG1</text:p>
          </table:table-cell>
          <table:table-cell office:value-type="float" office:value="4167.31" calcext:value-type="float">
            <text:p>4167.31</text:p>
          </table:table-cell>
          <table:table-cell office:value-type="float" office:value="71.941" calcext:value-type="float">
            <text:p>71.941</text:p>
          </table:table-cell>
          <table:table-cell office:value-type="float" office:value="0.009" calcext:value-type="float">
            <text:p>0.009</text:p>
          </table:table-cell>
          <table:table-cell office:value-type="float" office:value="140.81" calcext:value-type="float">
            <text:p>140.81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SIG2</text:p>
          </table:table-cell>
          <table:table-cell office:value-type="float" office:value="5230.21" calcext:value-type="float">
            <text:p>5230.21</text:p>
          </table:table-cell>
          <table:table-cell office:value-type="float" office:value="57.321" calcext:value-type="float">
            <text:p>57.321</text:p>
          </table:table-cell>
          <table:table-cell office:value-type="float" office:value="0.009" calcext:value-type="float">
            <text:p>0.009</text:p>
          </table:table-cell>
          <table:table-cell office:value-type="float" office:value="112.19" calcext:value-type="float">
            <text:p>112.19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SIG3</text:p>
          </table:table-cell>
          <table:table-cell office:value-type="float" office:value="5367.53" calcext:value-type="float">
            <text:p>5367.53</text:p>
          </table:table-cell>
          <table:table-cell office:value-type="float" office:value="55.854" calcext:value-type="float">
            <text:p>55.854</text:p>
          </table:table-cell>
          <table:table-cell office:value-type="float" office:value="0.009" calcext:value-type="float">
            <text:p>0.009</text:p>
          </table:table-cell>
          <table:table-cell office:value-type="float" office:value="109.32" calcext:value-type="float">
            <text:p>109.32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  <table:database-ranges>
        <table:database-range table:name="__Anonymous_Sheet_DB__0" table:target-range-address="Sheet1.A2:Sheet1.H1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2T21:30:33.799918003</meta:creation-date>
    <dc:date>2020-06-02T21:32:37.564536231</dc:date>
    <meta:editing-duration>PT2M4S</meta:editing-duration>
    <meta:editing-cycles>1</meta:editing-cycles>
    <meta:document-statistic meta:table-count="1" meta:cell-count="1184" meta:object-count="0"/>
    <meta:generator>LibreOffice/6.3.5.2$MacOSX_X86_64 LibreOffice_project/dd0751754f11728f69b42ee2af66670068624673</meta:generator>
  </office:meta>
</office:document-meta>
</file>